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en" fo:country="IE"/>
    </style:style>
    <style:style style:name="P2" style:family="paragraph" style:parent-style-name="Standard">
      <style:text-properties fo:language="en" fo:country="IE" officeooo:rsid="0017a42b" officeooo:paragraph-rsid="0017a42b"/>
    </style:style>
    <style:style style:name="P3" style:family="paragraph" style:parent-style-name="Standard">
      <style:text-properties fo:language="en" fo:country="IE" officeooo:paragraph-rsid="00194f76"/>
    </style:style>
    <style:style style:name="P4" style:family="paragraph" style:parent-style-name="Standard">
      <style:text-properties fo:language="en" fo:country="IE" officeooo:rsid="00194f76" officeooo:paragraph-rsid="00194f76"/>
    </style:style>
    <style:style style:name="P5" style:family="paragraph" style:parent-style-name="Heading_20_2">
      <style:text-properties fo:language="en" fo:country="IE"/>
    </style:style>
    <style:style style:name="P6" style:family="paragraph" style:parent-style-name="Standard">
      <style:text-properties officeooo:paragraph-rsid="00194f76"/>
    </style:style>
    <style:style style:name="P7" style:family="paragraph" style:parent-style-name="Heading_20_1" style:master-page-name="Standard">
      <style:paragraph-properties style:page-number="auto"/>
      <style:text-properties fo:language="en" fo:country="IE"/>
    </style:style>
    <style:style style:name="T1" style:family="text">
      <style:text-properties fo:language="en" fo:country="IE"/>
    </style:style>
    <style:style style:name="T2" style:family="text">
      <style:text-properties fo:language="en" fo:country="IE" style:text-underline-style="solid" style:text-underline-width="auto" style:text-underline-color="font-color"/>
    </style:style>
    <style:style style:name="T3" style:family="text">
      <style:text-properties fo:language="en" fo:country="IE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17fa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Tutorial – PGP</text:h>
      <text:p text:style-name="P1"/>
      <text:h text:style-name="P5" text:outline-level="2">Q1. <text:s/></text:h>
      <text:p text:style-name="P1"/>
      <text:p text:style-name="P1">Start Kleopatra (Gpg4win). Create a certificate (PGP) for yourself.</text:p>
      <text:p text:style-name="P1"/>
      <text:h text:style-name="P5" text:outline-level="2">Q2.</text:h>
      <text:p text:style-name="P1"/>
      <text:p text:style-name="P1">Export your certificate. Send your exported certificate to your partner. Import your partner’s certificate into Kleopatra. </text:p>
      <text:h text:style-name="P5" text:outline-level="2"/>
      <text:h text:style-name="P5" text:outline-level="2">Q3. </text:h>
      <text:p text:style-name="P1"/>
      <text:p text:style-name="P1">Check that you have indeed received the correct public key. <text:s/>Do this by verbally checking the key fingerprint (RC – Certificate details), with your partner. (The fingerprint should be identical). Then certify it. </text:p>
      <text:p text:style-name="P1"/>
      <text:h text:style-name="P5" text:outline-level="2"/>
      <text:h text:style-name="P5" text:outline-level="2">Q4. </text:h>
      <text:p text:style-name="P1"/>
      <text:p text:style-name="Standard"><text:span text:style-name="T1">Write a message (text file). </text:span><text:span text:style-name="T2">Encrypt</text:span><text:span text:style-name="T1"> with your partners public key. Send. </text:span><text:span text:style-name="T2">Decrypt</text:span><text:span text:style-name="T1"> the message from your partner. </text:span></text:p>
      <text:p text:style-name="P1"/>
      <text:h text:style-name="P5" text:outline-level="2"><text:s/>Q5.</text:h>
      <text:p text:style-name="P1"/>
      <text:p text:style-name="Standard"><text:span text:style-name="T1">Write another message. </text:span><text:span text:style-name="T2">Sign</text:span><text:span text:style-name="T1"> it. Send the message as well as the signature (.sig) <text:s/>to your partner. </text:span><text:span text:style-name="T2">Verify</text:span><text:span text:style-name="T1"> that the message you have received has indeed arrived from your partner. </text:span></text:p>
      <text:p text:style-name="P1"/>
      <text:h text:style-name="P5" text:outline-level="2"><text:soft-page-break/>Q6.</text:h>
      <text:p text:style-name="P1"/>
      <text:p text:style-name="P1">Change one character in the message. Check that the message no longer verifies. </text:p>
      <text:p text:style-name="P1"/>
      <text:p text:style-name="P1"/>
      <text:h text:style-name="P5" text:outline-level="2">Getting in Contact with Adele.</text:h>
      <text:p text:style-name="P1"/>
      <text:h text:style-name="P5" text:outline-level="2">Q7.</text:h>
      <text:p text:style-name="P1"/>
      <text:p text:style-name="P2">Export your certificate. Open in an editor and copy the contents between </text:p>
      <text:p text:style-name="P2">-----BEGIN PGP PUBLIC KEY BLOCK-----</text:p>
      <text:p text:style-name="P2">-----END PGP PUBLIC KEY BLOCK-----</text:p>
      <text:p text:style-name="Standard"><text:span text:style-name="T1">Send to </text:span><text:a xlink:type="simple" xlink:href="mailto:adele@gnupp.de" text:style-name="Internet_20_link" text:visited-style-name="Visited_20_Internet_20_Link">adele@gnupp.de</text:a><text:span text:style-name="T1"> in the </text:span><text:span text:style-name="T3">body</text:span><text:span text:style-name="T1"> of the email. (Adele is a mail robot.)</text:span></text:p>
      <text:p text:style-name="P1"/>
      <text:h text:style-name="P5" text:outline-level="2">Q8.</text:h>
      <text:p text:style-name="P1"/>
      <text:p text:style-name="P1">When you get a message back from Adele, <text:span text:style-name="T4">it should contain Adele's public key</text:span>. <text:s/>Import her Certificate into Kleopatra. </text:p>
      <text:p text:style-name="P1"/>
      <text:h text:style-name="P5" text:outline-level="2">Q9.</text:h>
      <text:p text:style-name="P1"/>
      <text:p text:style-name="P3">Encrypt a message in a file and send it to Adele. <text:s/>[Copy the contents of the file into the body of the message.] <text:s/></text:p>
      <text:p text:style-name="P4">-----BEGIN PGP MESSAGE-----</text:p>
      <text:p text:style-name="P4"/>
      <text:p text:style-name="P4">-----END PGP MESSAGE-----</text:p>
      <text:p text:style-name="P3"/>
      <text:p text:style-name="P6"><text:span text:style-name="T1">Edele will send you an encrypted reply. Decrypt 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line-height="100%" fo:text-indent="0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apple-converted-space" style:family="text" style:parent-style-name="Default_20_Paragraph_20_Font"/>
    <style:style style:name="apple-style-span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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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style:num-suffix="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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style:num-suffix="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</meta:initial-creator>
    <meta:editing-cycles>17</meta:editing-cycles>
    <meta:creation-date>2011-12-07T14:05:00</meta:creation-date>
    <dc:date>2019-03-10T12:47:04.478630857</dc:date>
    <meta:editing-duration>PT1H58M57S</meta:editing-duration>
    <meta:generator>LibreOffice/6.0.7.3$Linux_X86_64 LibreOffice_project/00m0$Build-3</meta:generator>
    <meta:document-statistic meta:table-count="0" meta:image-count="0" meta:object-count="0" meta:page-count="2" meta:paragraph-count="26" meta:word-count="231" meta:character-count="1402" meta:non-whitespace-character-count="1181"/>
    <meta:user-defined meta:name="AppVersion">12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